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_гр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В</text:p>
          </table:table-cell>
          <table:table-cell table:style-name="ce1" office:value-type="string" calcext:value-type="string">
            <text:p>r_гр</text:p>
          </table:table-cell>
          <table:table-cell table:style-name="ce1" office:value-type="string" calcext:value-type="string">
            <text:p>pog_m_гр</text:p>
          </table:table-cell>
          <table:table-cell table:style-name="ce1" office:value-type="string" calcext:value-type="string">
            <text:p>pog_r_гр</text:p>
          </table:table-cell>
          <table:table-cell table:style-name="ce1" office:value-type="string" calcext:value-type="string">
            <text:p>pog_M</text:p>
          </table:table-cell>
          <table:table-cell table:style-name="ce1" office:value-type="string" calcext:value-type="string">
            <text:p>pog_B</text:p>
          </table:table-cell>
          <table:table-cell/>
          <table:table-cell table:style-name="ce1" office:value-type="string" calcext:value-type="string">
            <text:p>sred_B</text:p>
          </table:table-cell>
          <table:table-cell table:style-name="ce1" office:value-type="string" calcext:value-type="string">
            <text:p>pog_sred_B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 table:formula="of:=(([.B3]/2) - 1) * [.$C$11] *[.C3] *[.$C$12]" office:value-type="float" office:value="233.006004" calcext:value-type="float">
            <text:p>233.006004</text:p>
          </table:table-cell>
          <table:table-cell table:formula="of:=[.D3]/([.B3]*[.$C$13])" office:value-type="float" office:value="0.706785585585586" calcext:value-type="float">
            <text:p>0.706785585585586</text:p>
          </table:table-cell>
          <table:table-cell table:style-name="ce1" table:formula="of:=[.$C$11]*(([.B3]/2)-1)" office:value-type="float" office:value="2.4" calcext:value-type="float">
            <text:p>2.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table:formula="of:=(([.B3]/2)-1)*0.01" office:value-type="float" office:value="0.04" calcext:value-type="float">
            <text:p>0.04</text:p>
          </table:table-cell>
          <table:table-cell table:style-name="ce1" table:formula="of:=[.D3]*([.H3]/[.F3] + 0.0001 /[.C3])" office:value-type="float" office:value="4.118793" calcext:value-type="float">
            <text:p>4.118793</text:p>
          </table:table-cell>
          <table:table-cell table:style-name="ce1" table:formula="of:=[.E3]*([.I3]/[.D3] + [.$C$16]/[.$C$13])" office:value-type="float" office:value="0.0197762222744066" calcext:value-type="float">
            <text:p>0.0197762222744066</text:p>
          </table:table-cell>
          <table:table-cell/>
          <table:table-cell table:style-name="ce1" table:formula="of:=SUM([.E3:.E5])/3" office:value-type="float" office:value="0.905395508134397" calcext:value-type="float">
            <text:p>0.905395508134397</text:p>
          </table:table-cell>
          <table:table-cell table:style-name="ce1" table:formula="of:=SUM([.J3:.J5])" office:value-type="float" office:value="0.0752348325223836" calcext:value-type="float">
            <text:p>0.07523483252238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26" calcext:value-type="float">
            <text:p>0.126</text:p>
          </table:table-cell>
          <table:table-cell table:formula="of:=(([.B4]/2) - 1) * [.$C$11] *[.C4] *[.$C$12]" office:value-type="float" office:value="222.414822" calcext:value-type="float">
            <text:p>222.414822</text:p>
          </table:table-cell>
          <table:table-cell table:formula="of:=[.D4]/([.B4]*[.$C$13])" office:value-type="float" office:value="0.84332371007371" calcext:value-type="float">
            <text:p>0.84332371007371</text:p>
          </table:table-cell>
          <table:table-cell table:style-name="ce1" table:formula="of:=[.$C$11]*(([.B4]/2)-1)" office:value-type="float" office:value="1.8" calcext:value-type="float">
            <text:p>1.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table:formula="of:=(([.B4]/2)-1)*0.01" office:value-type="float" office:value="0.03" calcext:value-type="float">
            <text:p>0.03</text:p>
          </table:table-cell>
          <table:table-cell table:style-name="ce1" table:formula="of:=[.D4]*([.H4]/[.F4] + 0.0001 /[.C4])" office:value-type="float" office:value="3.8834334" calcext:value-type="float">
            <text:p>3.8834334</text:p>
          </table:table-cell>
          <table:table-cell table:style-name="ce1" table:formula="of:=[.E4]*([.I4]/[.D4] + [.$C$16]/[.$C$13])" office:value-type="float" office:value="0.0234140912505612" calcext:value-type="float">
            <text:p>0.0234140912505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6" calcext:value-type="float">
            <text:p>0.196</text:p>
          </table:table-cell>
          <table:table-cell table:formula="of:=(([.B5]/2) - 1) * [.$C$11] *[.C5] *[.$C$12]" office:value-type="float" office:value="230.652408" calcext:value-type="float">
            <text:p>230.652408</text:p>
          </table:table-cell>
          <table:table-cell table:formula="of:=[.D5]/([.B5]*[.$C$13])" office:value-type="float" office:value="1.1660772287439" calcext:value-type="float">
            <text:p>1.1660772287439</text:p>
          </table:table-cell>
          <table:table-cell table:style-name="ce1" table:formula="of:=[.$C$11]*(([.B5]/2)-1)" office:value-type="float" office:value="1.2" calcext:value-type="float">
            <text:p>1.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table:formula="of:=(([.B5]/2)-1)*0.01" office:value-type="float" office:value="0.02" calcext:value-type="float">
            <text:p>0.02</text:p>
          </table:table-cell>
          <table:table-cell table:style-name="ce1" table:formula="of:=[.D5]*([.H5]/[.F5] + 0.0001 /[.C5])" office:value-type="float" office:value="3.9618866" calcext:value-type="float">
            <text:p>3.9618866</text:p>
          </table:table-cell>
          <table:table-cell table:style-name="ce1" table:formula="of:=[.E5]*([.I5]/[.D5] + [.$C$16]/[.$C$13])" office:value-type="float" office:value="0.0320445189974157" calcext:value-type="float">
            <text:p>0.032044518997415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159" calcext:value-type="float">
            <text:p>1.159</text:p>
          </table:table-cell>
          <table:table-cell table:style-name="ce2" table:formula="of:=(([.B6]/2) - 1) * [.$C$11] *[.C6] *[.$C$12]" office:value-type="float" office:value="681.954441" calcext:value-type="float">
            <text:p>681.954441</text:p>
          </table:table-cell>
          <table:table-cell table:style-name="ce2" table:formula="of:=[.D6]/([.B6]*[.$C$13])" office:value-type="float" office:value="5.17149301574302" calcext:value-type="float">
            <text:p>5.17149301574302</text:p>
          </table:table-cell>
          <table:table-cell table:style-name="ce2" table:formula="of:=[.$C$11]*(([.B6]/2)-1)" office:value-type="float" office:value="0.6" calcext:value-type="float">
            <text:p>0.6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table:formula="of:=(([.B6]/2)-1)*0.01" office:value-type="float" office:value="0.01" calcext:value-type="float">
            <text:p>0.01</text:p>
          </table:table-cell>
          <table:table-cell table:style-name="ce2" table:formula="of:=[.D6]*([.H6]/[.F6] + 0.0001 /[.C6])" office:value-type="float" office:value="11.42474725" calcext:value-type="float">
            <text:p>11.42474725</text:p>
          </table:table-cell>
          <table:table-cell table:style-name="ce2" table:formula="of:=[.E6]*([.I6]/[.D6] + [.$C$16]/[.$C$13])" office:value-type="float" office:value="0.139923493005536" calcext:value-type="float">
            <text:p>0.139923493005536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0.6" office:value-type="float" office:value="0.6" calcext:value-type="float">
            <text:p>0.6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80.665" calcext:value-type="float">
            <text:p>980.665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g_шарика</text:p>
          </table:table-cell>
          <table:table-cell office:value-type="float" office:value="32.967" calcext:value-type="float">
            <text:p>32.967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g_mag_шарика</text:p>
          </table:table-cell>
          <table:table-cell table:style-name="Default" table:formula="of:=32.967*(4*0.02/(1.67^4) + 0.0001/(0.8 * 6.84))" office:value-type="float" office:value="0.339683525834005" calcext:value-type="float">
            <text:p>0.339683525834005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_tot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g_T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.35" calcext:value-type="float">
            <text:p>11.35</text:p>
          </table:table-cell>
          <table:table-cell table:formula="of:=[.C21]/10" office:value-type="float" office:value="1.135" calcext:value-type="float">
            <text:p>1.135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02" calcext:value-type="float">
            <text:p>15.02</text:p>
          </table:table-cell>
          <table:table-cell table:formula="of:=[.C22]/10" office:value-type="float" office:value="1.502" calcext:value-type="float">
            <text:p>1.502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.86" calcext:value-type="float">
            <text:p>17.86</text:p>
          </table:table-cell>
          <table:table-cell table:formula="of:=[.C23]/10" office:value-type="float" office:value="1.786" calcext:value-type="float">
            <text:p>1.786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68" calcext:value-type="float">
            <text:p>20.68</text:p>
          </table:table-cell>
          <table:table-cell table:formula="of:=[.C24]/10" office:value-type="float" office:value="2.068" calcext:value-type="float">
            <text:p>2.068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.16" calcext:value-type="float">
            <text:p>25.16</text:p>
          </table:table-cell>
          <table:table-cell table:formula="of:=[.C25]/10" office:value-type="float" office:value="2.516" calcext:value-type="float">
            <text:p>2.516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7" calcext:value-type="float">
            <text:p>29.7</text:p>
          </table:table-cell>
          <table:table-cell table:formula="of:=[.C26]/10" office:value-type="float" office:value="2.97" calcext:value-type="float">
            <text:p>2.97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.83" calcext:value-type="float">
            <text:p>32.83</text:p>
          </table:table-cell>
          <table:table-cell table:formula="of:=[.C27]/10" office:value-type="float" office:value="3.283" calcext:value-type="float">
            <text:p>3.283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.28" calcext:value-type="float">
            <text:p>34.28</text:p>
          </table:table-cell>
          <table:table-cell table:formula="of:=[.C28]/10" office:value-type="float" office:value="3.428" calcext:value-type="float">
            <text:p>3.428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.35" calcext:value-type="float">
            <text:p>41.35</text:p>
          </table:table-cell>
          <table:table-cell table:formula="of:=[.C29]/10" office:value-type="float" office:value="4.135" calcext:value-type="float">
            <text:p>4.135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.9" calcext:value-type="float">
            <text:p>43.9</text:p>
          </table:table-cell>
          <table:table-cell table:formula="of:=[.C30]/10" office:value-type="float" office:value="4.39" calcext:value-type="float">
            <text:p>4.39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1:01:10.889541528</meta:creation-date>
    <dc:date>2023-11-18T03:57:48.118628327</dc:date>
    <meta:editing-duration>PT2H56M37S</meta:editing-duration>
    <meta:editing-cycles>1</meta:editing-cycles>
    <meta:document-statistic meta:table-count="1" meta:cell-count="101" meta:object-count="0"/>
    <meta:generator>LibreOffice/7.4.7.2$Linux_X86_64 LibreOffice_project/40$Build-2</meta:generator>
  </office:meta>
</office:document-meta>
</file>